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officeooo:rsid="0015f3ef" style:font-size-asian="14pt" style:font-weight-asian="bold" style:font-size-complex="14pt" style:font-weight-complex="bold"/>
    </style:style>
    <style:style style:name="P2" style:family="paragraph" style:parent-style-name="Standard">
      <style:text-properties fo:font-size="14pt" fo:font-weight="bold" officeooo:rsid="0015f3ef" officeooo:paragraph-rsid="001bf1c3" style:font-size-asian="14pt" style:font-weight-asian="bold" style:font-size-complex="14pt" style:font-weight-complex="bold"/>
    </style:style>
    <style:style style:name="P3" style:family="paragraph" style:parent-style-name="Standard">
      <style:text-properties fo:font-size="12pt" fo:font-weight="bold" officeooo:rsid="0015f3ef" officeooo:paragraph-rsid="0015f3ef" style:font-size-asian="12pt" style:font-weight-asian="bold" style:font-size-complex="12pt" style:font-weight-complex="bold"/>
    </style:style>
    <style:style style:name="P4" style:family="paragraph" style:parent-style-name="Standard">
      <style:text-properties fo:font-size="12pt" fo:font-weight="bold" officeooo:rsid="00189bae" officeooo:paragraph-rsid="00189bae" style:font-size-asian="12pt" style:font-weight-asian="bold" style:font-size-complex="12pt" style:font-weight-complex="bold"/>
    </style:style>
    <style:style style:name="P5" style:family="paragraph" style:parent-style-name="Standard">
      <style:text-properties fo:font-size="12pt" fo:font-weight="bold" officeooo:rsid="00189bae" officeooo:paragraph-rsid="00184456" style:font-size-asian="12pt" style:font-weight-asian="bold" style:font-size-complex="12pt" style:font-weight-complex="bold"/>
    </style:style>
    <style:style style:name="P6" style:family="paragraph" style:parent-style-name="Standard">
      <style:text-properties fo:font-size="12pt" fo:font-weight="bold" officeooo:rsid="00197ff1" officeooo:paragraph-rsid="00197ff1" style:font-size-asian="12pt" style:font-weight-asian="bold" style:font-size-complex="12pt" style:font-weight-complex="bold"/>
    </style:style>
    <style:style style:name="P7" style:family="paragraph" style:parent-style-name="Standard">
      <style:text-properties fo:font-size="13pt" fo:font-weight="bold" officeooo:rsid="00184456" officeooo:paragraph-rsid="00184456" style:font-size-asian="13pt" style:font-weight-asian="bold" style:font-size-complex="13pt" style:font-weight-complex="bold"/>
    </style:style>
    <style:style style:name="P8" style:family="paragraph" style:parent-style-name="Standard">
      <style:text-properties fo:font-size="13pt" fo:font-weight="bold" officeooo:rsid="001bf1c3" officeooo:paragraph-rsid="001bf1c3" style:font-size-asian="13pt" style:font-weight-asian="bold" style:font-size-complex="13pt" style:font-weight-complex="bold"/>
    </style:style>
    <style:style style:name="P9" style:family="paragraph" style:parent-style-name="Standard">
      <style:text-properties fo:font-size="13pt" fo:font-weight="bold" officeooo:rsid="001dd416" officeooo:paragraph-rsid="001dd416" style:font-size-asian="13pt" style:font-weight-asian="bold" style:font-size-complex="13pt" style:font-weight-complex="bold"/>
    </style:style>
    <style:style style:name="P10" style:family="paragraph" style:parent-style-name="Standard">
      <style:text-properties fo:font-size="13pt" fo:font-weight="bold" officeooo:rsid="001f1312" officeooo:paragraph-rsid="001f1312" style:font-size-asian="13pt" style:font-weight-asian="bold" style:font-size-complex="13pt" style:font-weight-complex="bold"/>
    </style:style>
    <style:style style:name="P11" style:family="paragraph" style:parent-style-name="Standard">
      <style:text-properties officeooo:rsid="001dd416" officeooo:paragraph-rsid="001dd416"/>
    </style:style>
    <style:style style:name="P12" style:family="paragraph" style:parent-style-name="Standard" style:list-style-name="L1">
      <style:text-properties fo:font-size="12pt" fo:font-weight="bold" officeooo:rsid="00189bae" officeooo:paragraph-rsid="00189bae" style:font-size-asian="12pt" style:font-weight-asian="bold" style:font-size-complex="12pt" style:font-weight-complex="bold"/>
    </style:style>
    <style:style style:name="P13" style:family="paragraph" style:parent-style-name="Standard" style:list-style-name="L3">
      <style:text-properties fo:font-size="12pt" fo:font-weight="bold" officeooo:rsid="00189bae" officeooo:paragraph-rsid="00189bae" style:font-size-asian="12pt" style:font-weight-asian="bold" style:font-size-complex="12pt" style:font-weight-complex="bold"/>
    </style:style>
    <style:style style:name="P14" style:family="paragraph" style:parent-style-name="Standard" style:list-style-name="L1">
      <style:text-properties fo:font-size="12pt" fo:font-weight="bold" officeooo:rsid="00197ff1" officeooo:paragraph-rsid="00197ff1" style:font-size-asian="12pt" style:font-weight-asian="bold" style:font-size-complex="12pt" style:font-weight-complex="bold"/>
    </style:style>
    <style:style style:name="P15" style:family="paragraph" style:parent-style-name="Standard" style:list-style-name="L2">
      <style:text-properties fo:font-size="12pt" fo:font-weight="bold" officeooo:rsid="001a0cc6" officeooo:paragraph-rsid="001a0cc6" style:font-size-asian="12pt" style:font-weight-asian="bold" style:font-size-complex="12pt" style:font-weight-complex="bold"/>
    </style:style>
    <style:style style:name="P16" style:family="paragraph" style:parent-style-name="Standard" style:list-style-name="L3">
      <style:text-properties officeooo:paragraph-rsid="00184456"/>
    </style:style>
    <style:style style:name="P17" style:family="paragraph" style:parent-style-name="Standard" style:list-style-name="L4">
      <style:text-properties fo:font-size="13pt" fo:font-weight="bold" officeooo:rsid="001bf1c3" officeooo:paragraph-rsid="001bf1c3" style:font-size-asian="13pt" style:font-weight-asian="bold" style:font-size-complex="13pt" style:font-weight-complex="bold"/>
    </style:style>
    <style:style style:name="P18" style:family="paragraph" style:parent-style-name="Standard" style:list-style-name="L4">
      <style:text-properties fo:font-size="13pt" fo:font-weight="bold" officeooo:rsid="001dd416" officeooo:paragraph-rsid="001dd416" style:font-size-asian="13pt" style:font-weight-asian="bold" style:font-size-complex="13pt" style:font-weight-complex="bold"/>
    </style:style>
    <style:style style:name="P19" style:family="paragraph" style:parent-style-name="Standard">
      <style:text-properties fo:font-size="13pt" fo:font-weight="bold" officeooo:rsid="0020f667" officeooo:paragraph-rsid="001dd416" style:font-size-asian="13pt" style:font-weight-asian="bold" style:font-size-complex="13pt" style:font-weight-complex="bold"/>
    </style:style>
    <style:style style:name="P20" style:family="paragraph" style:parent-style-name="Standard">
      <style:text-properties fo:font-size="13pt" fo:font-weight="bold" officeooo:rsid="001f1312" officeooo:paragraph-rsid="001f1312" style:font-size-asian="13pt" style:font-weight-asian="bold" style:font-size-complex="13pt" style:font-weight-complex="bold"/>
    </style:style>
    <style:style style:name="P21" style:family="paragraph">
      <style:paragraph-properties fo:text-align="center"/>
    </style:style>
    <style:style style:name="T1" style:family="text">
      <style:text-properties fo:font-size="12pt" fo:font-weight="bold" officeooo:rsid="00184456" style:font-size-asian="12pt" style:font-weight-asian="bold" style:font-size-complex="12pt" style:font-weight-complex="bold"/>
    </style:style>
    <style:style style:name="T2" style:family="text">
      <style:text-properties fo:font-size="12pt" fo:font-weight="bold" officeooo:rsid="00189bae" style:font-size-asian="12pt" style:font-weight-asian="bold" style:font-size-complex="12pt" style:font-weight-complex="bold"/>
    </style:style>
    <style:style style:name="T3" style:family="text">
      <style:text-properties fo:font-size="14pt" fo:font-weight="bold" officeooo:rsid="0015f3ef" style:font-size-asian="14pt" style:font-weight-asian="bold" style:font-size-complex="14pt" style:font-weight-complex="bold"/>
    </style:style>
    <style:style style:name="T4" style:family="text">
      <style:text-properties officeooo:rsid="00197ff1"/>
    </style:style>
    <style:style style:name="T5" style:family="text">
      <style:text-properties officeooo:rsid="001a0cc6"/>
    </style:style>
    <style:style style:name="T6" style:family="text">
      <style:text-properties officeooo:rsid="001bf1c3"/>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1f1312" style:font-size-asian="13pt" style:font-weight-asian="bold" style:font-size-complex="13pt" style:font-weight-complex="bold"/>
    </style:style>
    <style:style style:name="T9" style:family="text">
      <style:text-properties fo:font-size="13pt" fo:font-weight="bold" officeooo:rsid="0020f667" style:font-size-asian="13pt" style:font-weight-asian="bold" style:font-size-complex="13pt" style:font-weight-complex="bold"/>
    </style:style>
    <style:style style:name="T10" style:family="text">
      <style:text-properties officeooo:rsid="0020f667"/>
    </style:style>
    <style:style style:name="T11" style:family="text">
      <style:text-properties officeooo:rsid="00213f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0.292cm" fo:min-width="4.154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33cm" fo:min-width="3.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56cm" fo:min-width="3.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979cm" fo:min-width="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7cm" fo:min-width="5.2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43cm" fo:min-width="5.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815cm" fo:min-width="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21cm" fo:min-width="2.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47cm" fo:min-width="2.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heads_20_2" draw:marker-end="Arrowheads_20_1" draw:textarea-horizontal-align="justify" draw:textarea-vertical-align="middle" draw:auto-grow-height="false" fo:min-height="0.979cm" fo:min-width="4.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heads_20_2" draw:marker-end="Arrowheads_20_1" draw:textarea-horizontal-align="justify" draw:textarea-vertical-align="middle" draw:auto-grow-height="false" fo:min-height="0.861cm" fo:min-width="4.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1" draw:text-style-name="P21" svg:width="4.155cm" svg:height="10.293cm" svg:x="6.934cm" svg:y="2.577cm"><text:p text:style-name="P21">ARDUINO </text:p><draw:enhanced-geometry svg:viewBox="0 0 21600 21600" draw:type="rectangle" draw:enhanced-path="M 0 0 L 21600 0 21600 21600 0 21600 0 0 Z N"/></draw:custom-shape><draw:custom-shape text:anchor-type="paragraph" draw:z-index="1" draw:name="Shape8" draw:style-name="gr2" draw:text-style-name="P21" svg:width="3.731cm" svg:height="1.033cm" svg:x="1.607cm" svg:y="2.976cm"><text:p text:style-name="P21">SOLAR PAN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9" draw:style-name="gr3" draw:text-style-name="P21" svg:width="3.573cm" svg:height="1.059cm" svg:x="1.66cm" svg:y="5.172cm"><text:p text:style-name="P21">POWER SUU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10" draw:style-name="gr4" draw:text-style-name="P21" svg:width="6.007cm" svg:height="1.086cm" svg:x="-0.695cm" svg:y="7.024cm"><text:p text:style-name="P21">WATER LEVEL DETEC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4" draw:style-name="gr5" draw:text-style-name="P21" svg:width="5.319cm" svg:height="0.742cm" svg:x="-0.298cm" svg:y="8.955cm"><text:p text:style-name="P21">GSM MODU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3" draw:style-name="gr6" draw:text-style-name="P21" svg:width="5.187cm" svg:height="0.821cm" svg:x="-0.245cm" svg:y="10.093cm"><text:p text:style-name="P21">DHT SENSO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2" draw:style-name="gr7" draw:text-style-name="P21" svg:width="5.345cm" svg:height="0.9cm" svg:x="-0.351cm" svg:y="11.495cm"><text:p text:style-name="P21">SOIL MOISTURE SENS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5" draw:style-name="gr8" draw:text-style-name="P21" svg:width="2.276cm" svg:height="0.689cm" svg:x="12.217cm" svg:y="7.5cm"><text:p text:style-name="P21">RE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6" draw:style-name="gr9" draw:text-style-name="P21" svg:width="2.461cm" svg:height="0.715cm" svg:x="15.471cm" svg:y="7.5cm"><text:p text:style-name="P21">MO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7" draw:style-name="gr10" draw:text-style-name="P21" svg:width="4.948cm" svg:height="1.086cm" svg:x="12.217cm" svg:y="9.326cm"><text:p text:style-name="P21">MESS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4" draw:style-name="gr11" draw:text-style-name="P21" svg:width="4.631cm" svg:height="0.953cm" svg:x="12.164cm" svg:y="11.125cm"><text:p text:style-name="P21">WATER PU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1" draw:name="Shape11" draw:style-name="gr12" draw:text-style-name="P21" svg:x1="3.406cm" svg:y1="4.008cm" svg:x2="3.406cm" svg:y2="5.172cm"><text:p/></draw:line><draw:line text:anchor-type="paragraph" draw:z-index="12" draw:name="Shape12" draw:style-name="gr12" draw:text-style-name="P21" svg:x1="5.099cm" svg:y1="5.78cm" svg:x2="6.933cm" svg:y2="5.727cm"><text:p/></draw:line><draw:line text:anchor-type="paragraph" draw:z-index="13" draw:name="Shape13" draw:style-name="gr12" draw:text-style-name="P21" svg:x1="5.311cm" svg:y1="7.553cm" svg:x2="6.934cm" svg:y2="7.553cm"><text:p/></draw:line><draw:line text:anchor-type="paragraph" draw:z-index="14" draw:name="Shape15" draw:style-name="gr12" draw:text-style-name="P21" svg:x1="5.02cm" svg:y1="9.352cm" svg:x2="6.934cm" svg:y2="9.352cm"><text:p/></draw:line><draw:line text:anchor-type="paragraph" draw:z-index="15" draw:name="Shape16" draw:style-name="gr12" draw:text-style-name="P21" svg:x1="4.941cm" svg:y1="10.437cm" svg:x2="6.934cm" svg:y2="10.437cm"><text:p/></draw:line><draw:line text:anchor-type="paragraph" draw:z-index="16" draw:name="Shape17" draw:style-name="gr12" draw:text-style-name="P21" svg:x1="4.994cm" svg:y1="11.998cm" svg:x2="6.934cm" svg:y2="12.024cm"><text:p/></draw:line><draw:line text:anchor-type="paragraph" draw:z-index="17" draw:name="Shape18" draw:style-name="gr12" draw:text-style-name="P21" svg:x1="11.088cm" svg:y1="7.87cm" svg:x2="12.217cm" svg:y2="7.87cm"><text:p/></draw:line><draw:line text:anchor-type="paragraph" draw:z-index="18" draw:name="Shape19" draw:style-name="gr12" draw:text-style-name="P21" svg:x1="14.492cm" svg:y1="7.87cm" svg:x2="15.471cm" svg:y2="7.896cm"><text:p/></draw:line><draw:line text:anchor-type="paragraph" draw:z-index="19" draw:name="Shape20" draw:style-name="gr12" draw:text-style-name="P21" svg:x1="11.088cm" svg:y1="9.881cm" svg:x2="12.217cm" svg:y2="9.881cm"><text:p/></draw:line><draw:line text:anchor-type="paragraph" draw:z-index="20" draw:name="Shape21" draw:style-name="gr12" draw:text-style-name="P21" svg:x1="11.088cm" svg:y1="11.548cm" svg:x2="12.164cm" svg:y2="11.548cm"><text:p/></draw:line> <text:s text:c="60"/><text:span text:style-name="T3">SMART <text:s/>IRRIGATION </text:span></text:p>
      <text:p text:style-name="P1"><text:s text:c="52"/></text:p>
      <text:p text:style-name="P2"><text:s text:c="60"/>ABSTRACT</text:p>
      <text:p text:style-name="P3">BLOCK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DESCRIPTION:</text:p>
      <text:p text:style-name="P3"/>
      <text:list xml:id="list3770966113333256505" text:style-name="L1">
        <text:list-item>
          <text:p text:style-name="P12">In rainy season,<text:span text:style-name="T4">if it starts raining quite heavily,their will be exceesive water in the fields which cannot be removed due to this the crop will effect severely which leads to the death of the crop.</text:span></text:p>
        </text:list-item>
      </text:list>
      <text:p text:style-name="P4"/>
      <text:list xml:id="list92548242089406" text:continue-numbering="true" text:style-name="L1">
        <text:list-item>
          <text:p text:style-name="P14">So, to overcome this problem we connect the water level detector using arduino i<text:span text:style-name="T5">f the water reaches particular level the pump gets on the and the water flows to the near by reservoirs or wells.</text:span></text:p>
        </text:list-item>
      </text:list>
      <text:p text:style-name="P6"/>
      <text:list xml:id="list9091323188459935943" text:style-name="L2">
        <text:list-item>
          <text:p text:style-name="P15">As there will be electricity cut off in villages in rainy reason here we connect a solar panel which moves along with the sun direction and stores energy.This stored energy <text:span text:style-name="T6">is used to control the motor at the fields.</text:span></text:p>
        </text:list-item>
      </text:list>
      <text:p text:style-name="P3"/>
      <text:list xml:id="list8078754395628405575" text:style-name="L3">
        <text:list-item>
          <text:p text:style-name="P16"><text:span text:style-name="T1">Soil moisture sensor detects the moisture level present in the soil and supplies the water through pipeline system and this information reaches to the farmer through text message or </text:span><text:span text:style-name="T2">voice message.</text:span></text:p>
        </text:list-item>
      </text:list>
      <text:p text:style-name="P5"/>
      <text:list xml:id="list92546328926850" text:continue-numbering="true" text:style-name="L3">
        <text:list-item>
          <text:p text:style-name="P13">DHT sensor will predict the temperature and humidity of that particular location and even this information also will reach to the farmer through the text message or voice message.</text:p>
        </text:list-item>
      </text:list>
      <text:p text:style-name="P4"/>
      <text:p text:style-name="P4"/>
      <text:p text:style-name="P4"/>
      <text:p text:style-name="P4"><text:soft-page-break/></text:p>
      <text:p text:style-name="P8">COMPONENTS:</text:p>
      <text:p text:style-name="P8"/>
      <text:list xml:id="list334297218051924813" text:style-name="L4">
        <text:list-item>
          <text:p text:style-name="P17">Arduino board</text:p>
        </text:list-item>
        <text:list-item>
          <text:p text:style-name="P17">Jumper wires</text:p>
        </text:list-item>
        <text:list-item>
          <text:p text:style-name="P17">Solar panel</text:p>
        </text:list-item>
        <text:list-item>
          <text:p text:style-name="P17">Soil moisture sensor</text:p>
        </text:list-item>
        <text:list-item>
          <text:p text:style-name="P17">DHT sensor</text:p>
        </text:list-item>
        <text:list-item>
          <text:p text:style-name="P17">GSM module</text:p>
        </text:list-item>
        <text:list-item>
          <text:p text:style-name="P17">Battery</text:p>
        </text:list-item>
        <text:list-item>
          <text:p text:style-name="P17">Bread board</text:p>
        </text:list-item>
        <text:list-item>
          <text:p text:style-name="P17">Peristaltic pump</text:p>
        </text:list-item>
        <text:list-item>
          <text:p text:style-name="P18">Transistor (BC548C)</text:p>
        </text:list-item>
        <text:list-item>
          <text:p text:style-name="P18">Diode 1N4007</text:p>
        </text:list-item>
      </text:list>
      <text:p text:style-name="P9"/>
      <text:p text:style-name="P9"/>
      <text:p text:style-name="P9"/>
      <text:p text:style-name="P9"/>
      <text:p text:style-name="P9"/>
      <text:p text:style-name="P11"><text:span text:style-name="T7"><text:s text:c="86"/></text:span><text:span text:style-name="T8">T</text:span><text:span text:style-name="T9">EAM 12 : TECHIE TRIBES</text:span></text:p>
      <text:p text:style-name="P19"/>
      <text:p text:style-name="P10"><text:s text:c="86"/><text:span text:style-name="T10">G</text:span>.SAI CHARAN</text:p>
      <text:p text:style-name="P10"><text:s text:c="86"/><text:span text:style-name="T11">G.SHIRISHA</text:span></text:p>
      <text:p text:style-name="P10"><text:s text:c="86"/>B.SOWMYA <text:s/>REDDY</text:p>
      <text:p text:style-name="P10"><text:s text:c="86"/>S.NAGADIVYA</text:p>
      <text:p text:style-name="P10"><text:s text:c="86"/>P.HIMAJA</text:p>
      <text:p text:style-name="P10"><text:s text:c="86"/>K.V.R.G.K.NITHIN <text:s/>BHARADWAJ</text:p>
      <text:p text:style-name="P10"><text:s text:c="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22:20:49.867158702</meta:creation-date>
    <dc:date>2019-06-06T09:25:38.744659012</dc:date>
    <meta:editing-duration>PT24M23S</meta:editing-duration>
    <meta:editing-cycles>5</meta:editing-cycles>
    <meta:generator>LibreOffice/5.2.7.2$Linux_X86_64 LibreOffice_project/20m0$Build-2</meta:generator>
    <meta:document-statistic meta:table-count="0" meta:image-count="0" meta:object-count="0" meta:page-count="2" meta:paragraph-count="30" meta:word-count="228" meta:character-count="2193" meta:non-whitespace-character-count="1120"/>
  </office:meta>
</office:document-meta>
</file>